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cell-protect="protected" style:print-content="true" style:text-align-source="fix" style:repeat-content="false"/>
      <style:paragraph-properties fo:text-align="end" fo:margin-left="0mm"/>
    </style:style>
    <style:style style:name="ce2" style:family="table-cell" style:parent-style-name="Default">
      <style:table-cell-properties style:cell-protect="protected" style:print-content="true"/>
    </style:style>
    <style:style style:name="ce3" style:family="table-cell" style:parent-style-name="Default">
      <style:table-cell-properties style:cell-protect="protected" style:print-content="true" fo:border="none"/>
    </style:style>
    <style:style style:name="ce4" style:family="table-cell" style:parent-style-name="Default">
      <style:table-cell-properties fo:border-bottom="0.74pt solid #000000" style:cell-protect="none" style:print-content="true" style:text-align-source="fix" style:repeat-content="false" fo:border-left="2.01pt solid #800000" fo:border-right="none" fo:border-top="2.01pt solid #800000"/>
      <style:paragraph-properties fo:text-align="center" fo:margin-left="0mm"/>
      <style:text-properties fo:font-weight="bold" style:font-weight-asian="bold" style:font-weight-complex="bold"/>
    </style:style>
    <style:style style:name="ce5" style:family="table-cell" style:parent-style-name="Default">
      <style:table-cell-properties fo:border-bottom="none" style:cell-protect="protected" style:print-content="true" fo:border-left="2.01pt solid #800000" fo:border-right="none" fo:border-top="none"/>
    </style:style>
    <style:style style:name="ce6" style:family="table-cell" style:parent-style-name="Default">
      <style:table-cell-properties fo:border-bottom="2.01pt solid #800000" style:cell-protect="protected" style:print-content="true" fo:border-left="2.01pt solid #800000" fo:border-right="none" fo:border-top="none"/>
    </style:style>
    <style:style style:name="ce7" style:family="table-cell" style:parent-style-name="Default">
      <style:table-cell-properties fo:border-bottom="0.74pt solid #000000" fo:background-color="#e6e6e6" style:cell-protect="protected" style:print-content="true" style:text-align-source="fix" style:repeat-content="false" fo:border-left="2.01pt solid #800000" fo:border-right="none" fo:border-top="2.01pt solid #800000"/>
      <style:paragraph-properties fo:text-align="center" fo:margin-left="0mm"/>
    </style:style>
    <style:style style:name="ce8" style:family="table-cell" style:parent-style-name="Default">
      <style:table-cell-properties style:cell-protect="protected" style:print-content="true"/>
      <style:text-properties style:use-window-font-color="true" style:text-outline="false" fo:text-shadow="none" fo:font-weight="bold" style:font-weight-asian="bold" style:font-weight-complex="bold" style:text-overline-style="none" style:text-overline-color="font-color"/>
    </style:style>
    <style:style style:name="ce9" style:family="table-cell" style:parent-style-name="Default">
      <style:table-cell-properties style:cell-protect="protected" style:print-content="true"/>
      <style:text-properties style:use-window-font-color="true" style:text-outline="false" fo:text-shadow="none" fo:font-weight="normal" style:font-weight-asian="normal" style:font-weight-complex="normal" style:text-overline-style="none" style:text-overline-color="font-color"/>
    </style:style>
    <style:style style:name="ce10" style:family="table-cell" style:parent-style-name="Default">
      <style:table-cell-properties style:cell-protect="protected" style:print-content="true"/>
      <style:text-properties style:use-window-font-color="true" fo:font-weight="normal" style:font-weight-asian="normal" style:font-weight-complex="normal"/>
    </style:style>
    <style:style style:name="ce11" style:family="table-cell" style:parent-style-name="Default">
      <style:table-cell-properties style:cell-protect="protected" style:print-content="true" style:text-align-source="fix" style:repeat-content="false"/>
      <style:paragraph-properties fo:text-align="center" fo:margin-left="0mm"/>
    </style:style>
    <style:style style:name="ce12" style:family="table-cell" style:parent-style-name="Default">
      <style:table-cell-properties fo:border-bottom="0.74pt solid #000000" style:cell-protect="none" style:print-content="true" style:text-align-source="fix" style:repeat-content="false" fo:border-left="none" fo:border-right="0.74pt solid #000000" fo:border-top="2.01pt solid #800000"/>
      <style:paragraph-properties fo:text-align="center" fo:margin-left="0mm"/>
      <style:text-properties fo:font-weight="bold" style:font-weight-asian="bold" style:font-weight-complex="bold"/>
    </style:style>
    <style:style style:name="ce13" style:family="table-cell" style:parent-style-name="Default">
      <style:table-cell-properties style:cell-protect="protected" style:print-content="true" style:text-align-source="fix" style:repeat-content="false" style:vertical-align="middle"/>
      <style:paragraph-properties fo:text-align="center"/>
    </style:style>
    <style:style style:name="ce14" style:family="table-cell" style:parent-style-name="Default">
      <style:table-cell-properties fo:border-bottom="2.01pt solid #800000" style:cell-protect="protected" style:print-content="true" fo:border-left="none" fo:border-right="none" fo:border-top="none"/>
    </style:style>
    <style:style style:name="ce15" style:family="table-cell" style:parent-style-name="Default">
      <style:table-cell-properties style:cell-protect="protected" style:print-content="true"/>
      <style:text-properties style:use-window-font-color="true"/>
    </style:style>
    <style:style style:name="ce16" style:family="table-cell" style:parent-style-name="Default">
      <style:table-cell-properties fo:border-bottom="none" style:cell-protect="protected" style:print-content="true" fo:border-left="none" fo:border-right="none" fo:border-top="2.01pt solid #800000"/>
    </style:style>
    <style:style style:name="ce17" style:family="table-cell" style:parent-style-name="Default">
      <style:table-cell-properties fo:border-bottom="2.01pt solid #800000" style:cell-protect="none" style:print-content="true" style:text-align-source="fix" style:repeat-content="false" fo:border-left="0.74pt solid #000000" fo:border-right="none" fo:border-top="0.74pt solid #000000"/>
      <style:paragraph-properties fo:text-align="center" fo:margin-left="0mm"/>
      <style:text-properties fo:font-weight="bold" style:font-weight-asian="bold" style:font-weight-complex="bold"/>
    </style:style>
    <style:style style:name="ce18" style:family="table-cell" style:parent-style-name="Default">
      <style:table-cell-properties fo:border-bottom="2.01pt solid #800000" fo:background-color="#e6e6e6" style:cell-protect="protected" style:print-content="true" style:text-align-source="fix" style:repeat-content="false" fo:border-left="0.74pt solid #000000" fo:border-right="none" fo:border-top="0.74pt solid #000000"/>
      <style:paragraph-properties fo:text-align="center" fo:margin-left="0mm"/>
    </style:style>
    <style:style style:name="ce19" style:family="table-cell" style:parent-style-name="Default">
      <style:table-cell-properties fo:border-bottom="none" style:cell-protect="protected" style:print-content="true" fo:border-left="none" fo:border-right="2.01pt solid #800000" fo:border-top="2.01pt solid #800000"/>
    </style:style>
    <style:style style:name="ce20" style:family="table-cell" style:parent-style-name="Default">
      <style:table-cell-properties fo:border-bottom="none" style:cell-protect="protected" style:print-content="true" fo:border-left="none" fo:border-right="2.01pt solid #800000" fo:border-top="none"/>
    </style:style>
    <style:style style:name="ce21" style:family="table-cell" style:parent-style-name="Default">
      <style:table-cell-properties fo:border-bottom="2.01pt solid #800000" style:cell-protect="none" style:print-content="true" style:text-align-source="fix" style:repeat-content="false" fo:border-left="none" fo:border-right="2.01pt solid #800000" fo:border-top="0.74pt solid #000000"/>
      <style:paragraph-properties fo:text-align="center" fo:margin-left="0mm"/>
      <style:text-properties fo:font-weight="bold" style:font-weight-asian="bold" style:font-weight-complex="bold"/>
    </style:style>
    <style:style style:name="ce22" style:family="table-cell" style:parent-style-name="Default">
      <style:table-cell-properties style:cell-protect="protected" style:print-content="true"/>
      <style:text-properties style:use-window-font-color="true" fo:font-weight="bold" style:font-weight-asian="bold" style:font-weight-complex="bold"/>
    </style:style>
    <style:style style:name="ce23" style:family="table-cell" style:parent-style-name="Default">
      <style:table-cell-properties fo:border-bottom="0.74pt solid #000000" fo:background-color="#e6e6e6" style:cell-protect="protected" style:print-content="true" style:text-align-source="fix" style:repeat-content="false" fo:border-left="none" fo:border-right="0.74pt solid #000000" fo:border-top="2.01pt solid #800000"/>
      <style:paragraph-properties fo:text-align="center" fo:margin-left="0mm"/>
    </style:style>
    <style:style style:name="ce24" style:family="table-cell" style:parent-style-name="Default">
      <style:table-cell-properties fo:border-bottom="2.01pt solid #800000" fo:background-color="#e6e6e6" style:cell-protect="protected" style:print-content="true" style:text-align-source="fix" style:repeat-content="false" fo:border-left="none" fo:border-right="2.01pt solid #800000" fo:border-top="0.74pt solid #000000"/>
      <style:paragraph-properties fo:text-align="center" fo:margin-left="0mm"/>
    </style:style>
    <style:style style:name="P1" style:family="paragraph">
      <style:paragraph-properties fo:text-align="center"/>
    </style:style>
  </office:automatic-styles>
  <office:body>
    <office:spreadsheet>
      <table:calculation-settings table:automatic-find-labels="false"/>
      <table:table table:name="CornerCoords" table:style-name="ta1"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WriteFile" form:control-implementation="ooo:com.sun.star.form.component.CommandButton" xml:id="control1" form:id="control1" form:label="Write coords.yaml" office:target-frame="" xlink:href="" form:image-data="" form:default-button="true" form:delay-for-repeat="PT0.050000000S" form:image-position="center">
              <form:properties>
                <form:property form:property-name="DefaultControl" office:value-type="string" office:string-value="com.sun.star.form.control.CommandButton"/>
                <form:property form:property-name="HelpText" office:value-type="string" office:string-value="Write coordinates file 'coords.yaml'"/>
              </form:properties>
              <office:event-listeners>
                <script:event-listener script:language="ooo:script" script:event-name="form:performaction" xlink:href="vnd.sun.star.script:Standard.Module1.WriteCoordsYaml?language=Basic&amp;location=document" xlink:type="simple"/>
              </office:event-listeners>
            </form:button>
            <form:button form:name="ClearCells" form:control-implementation="ooo:com.sun.star.form.component.CommandButton" xml:id="control2" form:id="control2" form:label="Clear Cells" form:tab-index="1"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Delete data in all cells"/>
              </form:properties>
              <office:event-listeners>
                <script:event-listener script:language="ooo:script" script:event-name="dom:keydown" xlink:href="vnd.sun.star.script:Standard.Module1.ClearData?language=Basic&amp;location=document" xlink:type="simple"/>
                <script:event-listener script:language="ooo:script" script:event-name="dom:mousedown" xlink:href="vnd.sun.star.script:Standard.Module1.ClearData?language=Basic&amp;location=document" xlink:type="simple"/>
              </office:event-listeners>
            </form:button>
          </form:form>
        </office:forms>
        <table:shapes>
          <draw:control draw:z-index="0" draw:text-style-name="P1" svg:width="83.15mm" svg:height="10.1mm" svg:x="251.12mm" svg:y="99.87mm" draw:control="control1"/>
          <draw:control draw:z-index="1" draw:text-style-name="P1" svg:width="56.44mm" svg:height="9.29mm" svg:x="265.16mm" svg:y="117.67mm" draw:control="control2"/>
        </table:shapes>
        <table:table-column table:style-name="co1" table:number-columns-repeated="1024" table:default-cell-style-name="ce2"/>
        <table:table-row table:style-name="ro1">
          <table:table-cell table:style-name="ce1"/>
          <table:table-cell/>
          <table:table-cell table:style-name="ce11"/>
          <table:table-cell table:number-columns-repeated="1021"/>
        </table:table-row>
        <table:table-row table:style-name="ro1">
          <table:table-cell/>
          <table:table-cell table:style-name="ce4"/>
          <table:table-cell table:style-name="ce12"/>
          <table:table-cell table:style-name="ce16"/>
          <table:table-cell table:style-name="ce19"/>
          <table:table-cell/>
          <table:table-cell table:style-name="ce4"/>
          <table:table-cell table:style-name="ce23" table:formula="of:=IF(ISBLANK([.C2]);&quot;&quot;;[.C2])">
            <text:p/>
          </table:table-cell>
          <table:table-cell table:style-name="ce16"/>
          <table:table-cell table:style-name="ce19"/>
          <table:table-cell/>
          <table:table-cell table:style-name="ce4"/>
          <table:table-cell table:style-name="ce23" table:formula="of:=IF(ISBLANK([.C2]);&quot;&quot;;[.C2])">
            <text:p/>
          </table:table-cell>
          <table:table-cell table:style-name="ce16"/>
          <table:table-cell table:style-name="ce19"/>
          <table:table-cell table:number-columns-repeated="1009"/>
        </table:table-row>
        <table:table-row table:style-name="ro1">
          <table:table-cell/>
          <table:table-cell table:style-name="ce5"/>
          <table:table-cell table:number-columns-repeated="2"/>
          <table:table-cell table:style-name="ce20"/>
          <table:table-cell/>
          <table:table-cell table:style-name="ce5"/>
          <table:table-cell table:number-columns-repeated="2"/>
          <table:table-cell table:style-name="ce20"/>
          <table:table-cell/>
          <table:table-cell table:style-name="ce5"/>
          <table:table-cell table:number-columns-repeated="2"/>
          <table:table-cell table:style-name="ce20"/>
          <table:table-cell table:number-columns-repeated="1009"/>
        </table:table-row>
        <table:table-row table:style-name="ro1">
          <table:table-cell/>
          <table:table-cell table:style-name="ce5"/>
          <table:table-cell table:style-name="ce13" office:value-type="string" calcext:value-type="string" table:number-columns-spanned="2" table:number-rows-spanned="1">
            <text:p>Region 1 (1, 1)</text:p>
          </table:table-cell>
          <table:covered-table-cell/>
          <table:table-cell table:style-name="ce20"/>
          <table:table-cell/>
          <table:table-cell table:style-name="ce5"/>
          <table:table-cell table:style-name="ce13" office:value-type="string" calcext:value-type="string" table:number-columns-spanned="2" table:number-rows-spanned="1">
            <text:p>Region 2 (1, 2)</text:p>
          </table:table-cell>
          <table:covered-table-cell/>
          <table:table-cell table:style-name="ce20"/>
          <table:table-cell/>
          <table:table-cell table:style-name="ce5"/>
          <table:table-cell table:style-name="ce13" office:value-type="string" calcext:value-type="string" table:number-columns-spanned="2" table:number-rows-spanned="1">
            <text:p>Region 3 (1, 3)</text:p>
          </table:table-cell>
          <table:covered-table-cell/>
          <table:table-cell table:style-name="ce20"/>
          <table:table-cell table:number-columns-repeated="1009"/>
        </table:table-row>
        <table:table-row table:style-name="ro1">
          <table:table-cell/>
          <table:table-cell table:style-name="ce5"/>
          <table:table-cell table:number-columns-repeated="2"/>
          <table:table-cell table:style-name="ce20"/>
          <table:table-cell/>
          <table:table-cell table:style-name="ce5"/>
          <table:table-cell table:number-columns-repeated="2"/>
          <table:table-cell table:style-name="ce20"/>
          <table:table-cell/>
          <table:table-cell table:style-name="ce5"/>
          <table:table-cell table:number-columns-repeated="2"/>
          <table:table-cell table:style-name="ce20"/>
          <table:table-cell table:number-columns-repeated="1009"/>
        </table:table-row>
        <table:table-row table:style-name="ro1">
          <table:table-cell/>
          <table:table-cell table:style-name="ce6"/>
          <table:table-cell table:style-name="ce14"/>
          <table:table-cell table:style-name="ce17"/>
          <table:table-cell table:style-name="ce21"/>
          <table:table-cell/>
          <table:table-cell table:style-name="ce6"/>
          <table:table-cell table:style-name="ce14"/>
          <table:table-cell table:style-name="ce17"/>
          <table:table-cell table:style-name="ce24" table:formula="of:=IF(ISBLANK([.E6]);&quot;&quot;;[.E6])">
            <text:p/>
          </table:table-cell>
          <table:table-cell/>
          <table:table-cell table:style-name="ce6"/>
          <table:table-cell table:style-name="ce14"/>
          <table:table-cell table:style-name="ce17"/>
          <table:table-cell table:style-name="ce24" table:formula="of:=IF(ISBLANK([.E6]);&quot;&quot;;[.E6])">
            <text:p/>
          </table:table-cell>
          <table:table-cell table:number-columns-repeated="1009"/>
        </table:table-row>
        <table:table-row table:style-name="ro1" table:number-rows-repeated="2">
          <table:table-cell table:style-name="ce3" table:number-columns-repeated="16"/>
          <table:table-cell table:number-columns-repeated="1008"/>
        </table:table-row>
        <table:table-row table:style-name="ro1">
          <table:table-cell/>
          <table:table-cell table:style-name="ce7" table:formula="of:=IF(ISBLANK([.B2]);&quot;&quot;;[.B2])">
            <text:p/>
          </table:table-cell>
          <table:table-cell table:style-name="ce12"/>
          <table:table-cell table:style-name="ce16"/>
          <table:table-cell table:style-name="ce19"/>
          <table:table-cell/>
          <table:table-cell table:style-name="ce7" table:formula="of:=IF(ISBLANK([.G2]);&quot;&quot;;[.G2])">
            <text:p/>
          </table:table-cell>
          <table:table-cell table:style-name="ce23" table:formula="of:=IF(ISBLANK([.C9]);&quot;&quot;;[.C9])">
            <text:p/>
          </table:table-cell>
          <table:table-cell table:style-name="ce16"/>
          <table:table-cell table:style-name="ce19"/>
          <table:table-cell/>
          <table:table-cell table:style-name="ce7" table:formula="of:=IF(ISBLANK([.L2]);&quot;&quot;;[.L2])">
            <text:p/>
          </table:table-cell>
          <table:table-cell table:style-name="ce23" table:formula="of:=IF(ISBLANK([.C9]);&quot;&quot;;[.C9])">
            <text:p/>
          </table:table-cell>
          <table:table-cell table:style-name="ce16"/>
          <table:table-cell table:style-name="ce19"/>
          <table:table-cell table:number-columns-repeated="1009"/>
        </table:table-row>
        <table:table-row table:style-name="ro1">
          <table:table-cell/>
          <table:table-cell table:style-name="ce5"/>
          <table:table-cell table:number-columns-repeated="2"/>
          <table:table-cell table:style-name="ce20"/>
          <table:table-cell/>
          <table:table-cell table:style-name="ce5"/>
          <table:table-cell table:number-columns-repeated="2"/>
          <table:table-cell table:style-name="ce20"/>
          <table:table-cell/>
          <table:table-cell table:style-name="ce5"/>
          <table:table-cell table:number-columns-repeated="2"/>
          <table:table-cell table:style-name="ce20"/>
          <table:table-cell table:number-columns-repeated="1009"/>
        </table:table-row>
        <table:table-row table:style-name="ro1">
          <table:table-cell/>
          <table:table-cell table:style-name="ce5"/>
          <table:table-cell table:style-name="ce13" office:value-type="string" calcext:value-type="string" table:number-columns-spanned="2" table:number-rows-spanned="1">
            <text:p>Region 4 (2, 1)</text:p>
          </table:table-cell>
          <table:covered-table-cell/>
          <table:table-cell table:style-name="ce20"/>
          <table:table-cell/>
          <table:table-cell table:style-name="ce5"/>
          <table:table-cell table:style-name="ce13" office:value-type="string" calcext:value-type="string" table:number-columns-spanned="2" table:number-rows-spanned="1">
            <text:p>Region 5 (2, 2)</text:p>
          </table:table-cell>
          <table:covered-table-cell/>
          <table:table-cell table:style-name="ce20"/>
          <table:table-cell/>
          <table:table-cell table:style-name="ce5"/>
          <table:table-cell table:style-name="ce13" office:value-type="string" calcext:value-type="string" table:number-columns-spanned="2" table:number-rows-spanned="1">
            <text:p>Region 6 (2, 3)</text:p>
          </table:table-cell>
          <table:covered-table-cell/>
          <table:table-cell table:style-name="ce20"/>
          <table:table-cell table:number-columns-repeated="1009"/>
        </table:table-row>
        <table:table-row table:style-name="ro1">
          <table:table-cell/>
          <table:table-cell table:style-name="ce5"/>
          <table:table-cell table:number-columns-repeated="2"/>
          <table:table-cell table:style-name="ce20"/>
          <table:table-cell/>
          <table:table-cell table:style-name="ce5"/>
          <table:table-cell table:number-columns-repeated="2"/>
          <table:table-cell table:style-name="ce20"/>
          <table:table-cell/>
          <table:table-cell table:style-name="ce5"/>
          <table:table-cell table:number-columns-repeated="2"/>
          <table:table-cell table:style-name="ce20"/>
          <table:table-cell table:number-columns-repeated="1009"/>
        </table:table-row>
        <table:table-row table:style-name="ro1">
          <table:table-cell/>
          <table:table-cell table:style-name="ce6"/>
          <table:table-cell table:style-name="ce14"/>
          <table:table-cell table:style-name="ce18" table:formula="of:=IF(ISBLANK([.D6]);&quot;&quot;;[.D6])">
            <text:p/>
          </table:table-cell>
          <table:table-cell table:style-name="ce21"/>
          <table:table-cell/>
          <table:table-cell table:style-name="ce6"/>
          <table:table-cell table:style-name="ce14"/>
          <table:table-cell table:style-name="ce18" table:formula="of:=IF(ISBLANK([.I6]);&quot;&quot;;[.I6])">
            <text:p/>
          </table:table-cell>
          <table:table-cell table:style-name="ce24" table:formula="of:=IF(ISBLANK([.E13]);&quot;&quot;;[.E13])">
            <text:p/>
          </table:table-cell>
          <table:table-cell/>
          <table:table-cell table:style-name="ce6"/>
          <table:table-cell table:style-name="ce14"/>
          <table:table-cell table:style-name="ce18" table:formula="of:=IF(ISBLANK([.N6]);&quot;&quot;;[.N6])">
            <text:p/>
          </table:table-cell>
          <table:table-cell table:style-name="ce24" table:formula="of:=IF(ISBLANK([.E13]);&quot;&quot;;[.E13])">
            <text:p/>
          </table:table-cell>
          <table:table-cell table:number-columns-repeated="1009"/>
        </table:table-row>
        <table:table-row table:style-name="ro1" table:number-rows-repeated="2">
          <table:table-cell table:style-name="ce3" table:number-columns-repeated="16"/>
          <table:table-cell table:number-columns-repeated="1008"/>
        </table:table-row>
        <table:table-row table:style-name="ro1">
          <table:table-cell/>
          <table:table-cell table:style-name="ce7" table:formula="of:=IF(ISBLANK([.B2]);&quot;&quot;;[.B2])">
            <text:p/>
          </table:table-cell>
          <table:table-cell table:style-name="ce12"/>
          <table:table-cell table:style-name="ce16"/>
          <table:table-cell table:style-name="ce19"/>
          <table:table-cell/>
          <table:table-cell table:style-name="ce7" table:formula="of:=IF(ISBLANK([.G2]);&quot;&quot;;[.G2])">
            <text:p/>
          </table:table-cell>
          <table:table-cell table:style-name="ce23" table:formula="of:=IF(ISBLANK([.C16]);&quot;&quot;;[.C16])">
            <text:p/>
          </table:table-cell>
          <table:table-cell table:style-name="ce16"/>
          <table:table-cell table:style-name="ce19"/>
          <table:table-cell/>
          <table:table-cell table:style-name="ce7" table:formula="of:=IF(ISBLANK([.L2]);&quot;&quot;;[.L2])">
            <text:p/>
          </table:table-cell>
          <table:table-cell table:style-name="ce23" table:formula="of:=IF(ISBLANK([.C16]);&quot;&quot;;[.C16])">
            <text:p/>
          </table:table-cell>
          <table:table-cell table:style-name="ce16"/>
          <table:table-cell table:style-name="ce19"/>
          <table:table-cell table:number-columns-repeated="1009"/>
        </table:table-row>
        <table:table-row table:style-name="ro1">
          <table:table-cell/>
          <table:table-cell table:style-name="ce5"/>
          <table:table-cell table:number-columns-repeated="2"/>
          <table:table-cell table:style-name="ce20"/>
          <table:table-cell/>
          <table:table-cell table:style-name="ce5"/>
          <table:table-cell table:number-columns-repeated="2"/>
          <table:table-cell table:style-name="ce20"/>
          <table:table-cell/>
          <table:table-cell table:style-name="ce5"/>
          <table:table-cell table:number-columns-repeated="2"/>
          <table:table-cell table:style-name="ce20"/>
          <table:table-cell table:number-columns-repeated="1009"/>
        </table:table-row>
        <table:table-row table:style-name="ro1">
          <table:table-cell/>
          <table:table-cell table:style-name="ce5"/>
          <table:table-cell table:style-name="ce13" office:value-type="string" calcext:value-type="string" table:number-columns-spanned="2" table:number-rows-spanned="1">
            <text:p>Region 7 (3, 1)</text:p>
          </table:table-cell>
          <table:covered-table-cell/>
          <table:table-cell table:style-name="ce20"/>
          <table:table-cell/>
          <table:table-cell table:style-name="ce5"/>
          <table:table-cell table:style-name="ce13" office:value-type="string" calcext:value-type="string" table:number-columns-spanned="2" table:number-rows-spanned="1">
            <text:p>Region 8 (3, 2)</text:p>
          </table:table-cell>
          <table:covered-table-cell/>
          <table:table-cell table:style-name="ce20"/>
          <table:table-cell/>
          <table:table-cell table:style-name="ce5"/>
          <table:table-cell table:style-name="ce13" office:value-type="string" calcext:value-type="string" table:number-columns-spanned="2" table:number-rows-spanned="1">
            <text:p>Region 9 (3, 3)</text:p>
          </table:table-cell>
          <table:covered-table-cell/>
          <table:table-cell table:style-name="ce20"/>
          <table:table-cell table:number-columns-repeated="1009"/>
        </table:table-row>
        <table:table-row table:style-name="ro1">
          <table:table-cell/>
          <table:table-cell table:style-name="ce5"/>
          <table:table-cell table:number-columns-repeated="2"/>
          <table:table-cell table:style-name="ce20"/>
          <table:table-cell/>
          <table:table-cell table:style-name="ce5"/>
          <table:table-cell table:number-columns-repeated="2"/>
          <table:table-cell table:style-name="ce20"/>
          <table:table-cell/>
          <table:table-cell table:style-name="ce5"/>
          <table:table-cell table:number-columns-repeated="2"/>
          <table:table-cell table:style-name="ce20"/>
          <table:table-cell table:number-columns-repeated="1009"/>
        </table:table-row>
        <table:table-row table:style-name="ro1">
          <table:table-cell/>
          <table:table-cell table:style-name="ce6"/>
          <table:table-cell table:style-name="ce14"/>
          <table:table-cell table:style-name="ce18" table:formula="of:=IF(ISBLANK([.D6]);&quot;&quot;;[.D6])">
            <text:p/>
          </table:table-cell>
          <table:table-cell table:style-name="ce21"/>
          <table:table-cell/>
          <table:table-cell table:style-name="ce6"/>
          <table:table-cell table:style-name="ce14"/>
          <table:table-cell table:style-name="ce18" table:formula="of:=IF(ISBLANK([.I6]);&quot;&quot;;[.I6])">
            <text:p/>
          </table:table-cell>
          <table:table-cell table:style-name="ce24" table:formula="of:=IF(ISBLANK([.E20]);&quot;&quot;;[.E20])">
            <text:p/>
          </table:table-cell>
          <table:table-cell/>
          <table:table-cell table:style-name="ce6"/>
          <table:table-cell table:style-name="ce14"/>
          <table:table-cell table:style-name="ce18" table:formula="of:=IF(ISBLANK([.N6]);&quot;&quot;;[.N6])">
            <text:p/>
          </table:table-cell>
          <table:table-cell table:style-name="ce24" table:formula="of:=IF(ISBLANK([.E20]);&quot;&quot;;[.E20])">
            <text:p/>
          </table:table-cell>
          <table:table-cell table:number-columns-repeated="1009"/>
        </table:table-row>
        <table:table-row table:style-name="ro1" table:number-rows-repeated="2">
          <table:table-cell table:number-columns-repeated="1024"/>
        </table:table-row>
        <table:table-row table:style-name="ro1">
          <table:table-cell/>
          <table:table-cell table:style-name="ce8" office:value-type="string" calcext:value-type="string">
            <text:p>Notes:</text:p>
          </table:table-cell>
          <table:table-cell table:style-name="ce15" table:number-columns-repeated="5"/>
          <table:table-cell table:number-columns-repeated="1017"/>
        </table:table-row>
        <table:table-row table:style-name="ro1">
          <table:table-cell/>
          <table:table-cell table:style-name="ce9" office:value-type="string" calcext:value-type="string" table:number-columns-spanned="3" table:number-rows-spanned="1">
            <text:p>Non-integer values are converted to zero</text:p>
          </table:table-cell>
          <table:covered-table-cell table:number-columns-repeated="2" table:style-name="ce10"/>
          <table:table-cell table:style-name="ce10"/>
          <table:table-cell table:style-name="ce15" table:number-columns-repeated="2"/>
          <table:table-cell table:number-columns-repeated="1017"/>
        </table:table-row>
        <table:table-row table:style-name="ro1">
          <table:table-cell/>
          <table:table-cell table:style-name="ce10" office:value-type="string" calcext:value-type="string" table:number-columns-spanned="3" table:number-rows-spanned="1">
            <text:p>Empty coordinates are converted to zero</text:p>
          </table:table-cell>
          <table:covered-table-cell table:number-columns-repeated="2" table:style-name="ce10"/>
          <table:table-cell table:style-name="ce10"/>
          <table:table-cell table:style-name="ce22" table:number-columns-repeated="2"/>
          <table:table-cell table:number-columns-repeated="1017"/>
        </table:table-row>
        <table:table-row table:style-name="ro1">
          <table:table-cell/>
          <table:table-cell table:style-name="ce10" office:value-type="string" calcext:value-type="string" table:number-columns-spanned="5" table:number-rows-spanned="1">
            <text:p>X coordinate is only allowed to be zero in first column of regions</text:p>
          </table:table-cell>
          <table:covered-table-cell table:number-columns-repeated="3" table:style-name="ce10"/>
          <table:covered-table-cell table:style-name="ce22"/>
          <table:table-cell table:style-name="ce22"/>
          <table:table-cell table:number-columns-repeated="1017"/>
        </table:table-row>
        <table:table-row table:style-name="ro1">
          <table:table-cell/>
          <table:table-cell table:style-name="ce10" office:value-type="string" calcext:value-type="string" table:number-columns-spanned="5" table:number-rows-spanned="1">
            <text:p>Y coordinate is only allowed to be zero in first row of regions</text:p>
          </table:table-cell>
          <table:covered-table-cell table:number-columns-repeated="3" table:style-name="ce10"/>
          <table:covered-table-cell table:style-name="ce22"/>
          <table:table-cell table:style-name="ce22"/>
          <table:table-cell table:number-columns-repeated="1017"/>
        </table:table-row>
        <table:table-row table:style-name="ro1" table:number-rows-repeated="10485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AU"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1">00/00/0000</text:date>, <text:time style:data-style-name="N2" text:time-value="21:30:27.5542091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Nebauer</meta:initial-creator>
    <meta:creation-date>2017-04-27T23:25:59.938006218</meta:creation-date>
    <dc:date>2017-05-01T01:20:08.154191210</dc:date>
    <dc:creator>David Nebauer</dc:creator>
    <meta:editing-duration>PT17H13M34S</meta:editing-duration>
    <meta:editing-cycles>145</meta:editing-cycles>
    <meta:generator>LibreOffice/5.2.6.2$Linux_X86_64 LibreOffice_project/20m0$Build-2</meta:generator>
    <meta:document-statistic meta:table-count="1" meta:cell-count="38" meta:object-count="2"/>
  </office:meta>
</office:document-meta>
</file>

<file path=Basic/Standard/Module1.xml><?xml version="1.0" encoding="utf-8"?>
<!DOCTYPE module  PUBLIC '-//OpenOffice.org//DTD OfficeDocument 1.0//EN'  'module.dtd'>
<script:module xmlns:script="http://openoffice.org/2000/script" script:name="Module1" script:language="StarBasic">REM Module variables
Dim msFileName As String, msFileUrl As String
Dim msDlgTitle As String, miDlgType As Integer

REM Write coords.yaml file
Sub WriteCoordsYaml ()

	InitialiseModuleVariables()

	HandleExistingOutputFile()	'Delete and proceed, or abort

	Dim iCoords(1 To 3, 1 To 3, 1 To 4) As Integer
	GetRegionCoordinates(iCoords)

	oWrite = CreateHiddenWriterFile()  'Use hidden LO Writer file
	WriteYamlEntries(oWrite, iCoords)  'as yaml coordinates file
	SaveAsTextFile(oWrite)
	oWrite.Close(True)

	ProvideFeedback()

End Sub

REM Universal abort routine
Sub Abort (sDlgMsg As String)

	miDlgType = 0 OR 48  '0 = OK only, 48 = exclamation icon
	MsgBox(sDlgMsg, miDlgType, msDlgTitle)
	Stop
	
End Sub

REM Display message
Sub Info (sDlgMsg As String)

	miDlgType = 0 OR 64  '0 = OK only, 64 = information icon
	MsgBox(sDlgMsg, miDlgType, msDlgTitle)

End Sub

REM Ask question
Function Confirm (sDlgMsg As String) As Boolean

	Confirm = False

	Dim iDlgRetCode As Integer
	miDlgType = 4 OR 32  '4 = Yes + No, 32 = question icon
	iDlgRetCode = MsgBox(sDlgMsg, miDlgType, msDlgTitle)
	REM Return codes are: Yes = 6, No = 7
	If iDlgRetCode = 6 Then
		Confirm = True
	End If

End Function

REM Initialise module variables
Sub InitialiseModuleVariables ()

	msFileName = "coords.yaml"
	msFileUrl  = GetFileUrl(msFileName)
	msDlgTitle = "Write " &amp; msFileName

End Sub

REM Get url of coordinates file
Function GetFileUrl (msFileName As String) As String

	Dim sFilePath As String, msFileUrl As String
	sFilePath = CurDir() + GetPathSeparator() + msFileName
	msFileUrl = ConvertToUrl(sFilePath)

	GetFileUrl = msFileUrl

End Function

REM Handle existing coordinates file
Sub HandleExistingOutputFile ()

	If FileExists(msFileUrl) Then
		If Not Confirm("File '" &amp; msFileName &amp; "' exists - overwrite it?") Then
			Info("Aborting as requested")
			Stop
		End If
		Kill(msFileUrl)  'Delete existing output file
	End If

End Sub

REM Get coordinates and load into provided variable
Sub GetRegionCoordinates (iCoords() As Integer)

	Dim oSheet As Object
	oSheet = ThisComponent.Sheets.getByName("CornerCoords")

	Dim c(1 To 3, 1 To 3, 1 To 4) As String
	c(1,1,1) = "B2"  : c(1,1,2) = "C2"  : c(1,1,3) = "D6"  : c(1,1,4) = "E6"
	c(1,2,1) = "G2"  : c(1,2,2) = "H2"  : c(1,2,3) = "I6"  : c(1,2,4) = "J6"
	c(1,3,1) = "L2"  : c(1,3,2) = "M2"  : c(1,3,3) = "N6"  : c(1,3,4) = "O6"
	c(2,1,1) = "B9"  : c(2,1,2) = "C9"  : c(2,1,3) = "D13" : c(2,1,4) = "E13"
	c(2,2,1) = "G9"  : c(2,2,2) = "H9"  : c(2,2,3) = "I13" : c(2,2,4) = "J13"
	c(2,3,1) = "L9"  : c(2,3,2) = "M9"  : c(2,3,3) = "N13" : c(2,3,4) = "O13"
	c(3,1,1) = "B16" : c(3,1,2) = "C16" : c(3,1,3) = "D20" : c(3,1,4) = "E20"
	c(3,2,1) = "G16" : c(3,2,2) = "H16" : c(3,2,3) = "I20" : c(3,2,4) = "J20"
	c(3,3,1) = "L16" : c(3,3,2) = "M16" : c(3,3,3) = "N20" : c(3,3,4) = "O20"
	Dim i As Integer, j As Integer, k as Integer
	For i = 1 To 3
		For j = 1 To 3
			For k = 1 To 4
				REM Non-integer values are converted to zero
				iCoords(i,j,k) = CInt(oSheet.getCellRangeByName(c(i,j,k)).Value)
			Next
		Next
	Next

End Sub

REM Create hidden LO Writer document
Function CreateHiddenWriterFile () As Variant

	Dim oHide(1 To 1) As New com.sun.star.beans.PropertyValue
	oHide(1).Name = "Hidden"
	oHide(1).Value = True
	Dim oWrite As Variant
	oWrite = StarDesktop.LoadComponentFromUrl( _
		"private:factory/swriter", "_blank", 0, oHide())

	CreateHiddenWriterFile = oWrite

End Function

REM Write entries in Writer file for all regions
Sub WriteYamlEntries (oWrite As Object, iCoords() As Integer)

	Dim oText As Object
	oText = oWrite.Text

	oText.insertString(oText.getEnd(), "---" &amp; CHR$(13), False)

	REM Cycle through regions
	Dim iTLx As Integer, iTLy As Integer, iBRx As Integer, iBRy As Integer
	Dim i As Integer, j As Integer
	For i = 1 To 3
		For j = 1 To 3
			iTLx = iCoords(i,j,1) : iTLy = iCoords(i,j,2)
			iBRx = iCoords(i,j,3) : iBRy = iCoords(i,j,4)
			CheckCoords(i, j, iTLx, iTLy, iBRx, iBRy)
			WriteYamlEntry(oText, iTLx, iTLy, iBRx, iBRy)
		Next
	Next
	
	REM Delete last newline
	Dim oFrame As Object : Dim oDispatcher As Object
	oFrame      = oWrite.CurrentController.Frame
	oDispatcher = createUnoService("com.sun.star.frame.DispatchHelper")
	oDispatcher.executeDispatch(oFrame, ".uno:SwBackspace", "", 0, Array())

End Sub

REM Check coordinate validity
Sub CheckCoords (i As Integer, j As Integer, iTLx As Integer, iTLy As Integer, _
				 iBRx As Integer, iBRy As Integer)

	REM Top left x coordinate can only be zero for regions in left column
	REM Top left y coordinate can only be zero for regions in top row
	If j &gt; 1 And iTLx = 0 Then
		Abort("Invalid top-left x coordinate in region " &amp; RegionNumber(i,j))
	End If
	If i &gt; 1 And iTLy = 0 Then
		Abort("Invalid top-left y coordinate in region " &amp; RegionNumber(i,j))
	End If
	REM Bottom right x and y coordinates can never be zero
	If iBRx = 0 Then
		Abort("Invalid bottom-right x coordinate in region " &amp; RegionNumber(i,j))
	End If
	If iBRy = 0 Then
		Abort("Invalid bottom-right y coordinate in region " &amp; RegionNumber(i,j))
	End If

End Sub

REM Convert region location (i, j) to number (1-9)
Function RegionNumber (i As Integer, j As Integer) As Integer

	Dim iRegion As Integer
	iRegion = 0
	Select Case i
		Case 1
			Select Case j
				Case 1    : iRegion = 1
				Case 2    : iRegion = 2
				Case 3    : iRegion = 3
				Case Else : Abort("Invalid region column value '" &amp; j &amp; "'")
			End Select
		Case 2
			Select Case j
				Case 1    : iRegion = 4
				Case 2    : iRegion = 5
				Case 3    : iRegion = 6
				Case Else : Abort("Invalid region column value '" &amp; j &amp; "'")
			End Select
		Case 3
			Select Case j
				Case 1    : iRegion = 7
				Case 2    : iRegion = 8
				Case 3    : iRegion = 9
				Case Else : Abort("Invalid region column value '" &amp; j &amp; "'")
			End Select
		Case Else
			Abort("Invalid region row value '" &amp; i &amp; "'")
	End Select

	RegionNumber = iRegion

End Function

REM Write entry in Writer file for region
Sub WriteYamlEntry (oText As Object, iTLx As Integer, iTLy As Integer, _
					iBRx As Integer, iBRy As Integer)

	oText.insertString(oText.getEnd(), "-" &amp; CHR$(13), False)
	oText.insertString(oText.getEnd(), "  top_left:" &amp; CHR$(13), False)
	oText.insertString(oText.getEnd(), "    - " &amp; iTLx &amp; CHR$(13), False)
	oText.insertString(oText.getEnd(), "    - " &amp; iTLy &amp; CHR$(13), False)
	oText.insertString(oText.getEnd(), "  bottom_right:" &amp; CHR$(13), False)
	oText.insertString(oText.getEnd(), "    - " &amp; iBRx &amp; CHR$(13), False)
	oText.insertString(oText.getEnd(), "    - " &amp; iBRy &amp; CHR$(13), False)

End Sub

REM Save as text file
Sub SaveAsTextFile (oWrite As Object)

	Dim oFrame As Object : Dim oDispatcher As Object
	oFrame      = oWrite.CurrentController.Frame
	oDispatcher = createUnoService("com.sun.star.frame.DispatchHelper")
	Dim oArgs(1 To 3) As New com.sun.star.beans.PropertyValue
	oArgs(1).Name = "URL"        : oArgs(1).Value = msFileUrl
	oArgs(2).Name = "FilterName" : oArgs(2).Value = "Text"
	oArgs(3).Name = "Overwrite"  : oArgs(3).Value = True
	oDispatcher.executeDispatch(oFrame, ".uno:SaveAs", "", 0, oArgs())

End Sub

REM Provide feedback on success
Sub ProvideFeedback ()

	If FileExists(msFileUrl) Then
		Info("Successfully wrote '" &amp; msFileName &amp; "'")
	Else
		Abort("Failed to write '" &amp; msFileName &amp; "'")
	End If

End Sub

REM Clear data from spreadsheet
Sub ClearData ()

	REM These are the unprotected cells to clear
	Dim c(1 To 12) As String
	c(1) = "B2" : c(2)  = "C2"  : c(3)  = "G2"  : c(4)  = "L2"
	c(5) = "D6" : c(6)  = "E6"  : c(7)  = "I6"  : c(8)  = "N6" 
	c(9) = "C9" : c(10) = "E13" : c(11) = "C16" : c(12) = "E20"
	
	Dim oSheet As Object
	oSheet = ThisComponent.Sheets.getByName("CornerCoords")

	REM Clear cells
	Dim i As Integer, iFLags As Integer
	iFlags = 1  '1 = cell values
	For i = 1 To 12
		oSheet.getCellRangeByName(c(i)).clearContents(iFlags)
	Next
	
	MoveToFirstEditableCell()

End Sub

REM Move to first editable cell (B2)
Sub MoveToFirstEditableCell ()

	Dim oDocument As Object : Dim oDispatcher As Object
	Dim oArgs(0) As New com.sun.star.beans.PropertyValue
	oDocument      = ThisComponent.CurrentController.Frame
	oDispatcher    = createUnoService("com.sun.star.frame.DispatchHelper")
	oArgs(0).Name  = "ToPoint"
	oArgs(0).Value = "$B$2"
	oDispatcher.executeDispatch(oDocument, ".uno:GoToCell", "", 0, o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